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1bj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1cz8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1dqj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1mh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HR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HR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HI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HI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RP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PHE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Y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LY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Y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LY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LY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LY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LY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GLY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Y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HIS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Y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LY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SE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HI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HI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HIS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LEU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LEU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LEU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LEU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SN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SN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N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SN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SN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SE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SER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RP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1mlc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74" calcext:value-type="float">
            <text:p>-1.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4" calcext:value-type="float">
            <text:p>-2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95" calcext:value-type="float">
            <text:p>-2.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36" calcext:value-type="float">
            <text:p>-2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59" calcext:value-type="float">
            <text:p>-2.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74" calcext:value-type="float">
            <text:p>-2.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Y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HR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1vf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Y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RG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RG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SER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EU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N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HR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TYR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YR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1yy9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2jel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LA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GLU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PHE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HIS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YS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SN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N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N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N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N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RG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RG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VAL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2ny7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N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N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26" calcext:value-type="float">
            <text:p>-2.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46" calcext:value-type="float">
            <text:p>-2.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3" calcext:value-type="float">
            <text:p>-2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27" calcext:value-type="float">
            <text:p>-2.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12" calcext:value-type="float">
            <text:p>-2.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HI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SER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93" calcext:value-type="float">
            <text:p>-1.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VAL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VAL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36" calcext:value-type="float">
            <text:p>-1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VAL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VAL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VAL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27" calcext:value-type="float">
            <text:p>-2.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VAL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65" calcext:value-type="float">
            <text:p>-2.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71" calcext:value-type="float">
            <text:p>-2.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31" calcext:value-type="float">
            <text:p>-2.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56" calcext:value-type="float">
            <text:p>-1.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2nyy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YS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T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YR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P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HIS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2nz9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3bdy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RO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3b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RO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3bn9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O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LN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3hf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YR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LYS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3ng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YS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ILE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R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ILE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RG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R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1dvf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1" office:value-type="float" office:value="2.65" calcext:value-type="float">
            <text:p>2.65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32" calcext:value-type="float">
            <text:p>2.32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string" calcext:value-type="string">
            <text:p>DD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20:05:26.079892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7T20:11:02.143106772</dc:date>
    <meta:editing-duration>PT6M37S</meta:editing-duration>
    <meta:editing-cycles>4</meta:editing-cycles>
    <meta:document-statistic meta:table-count="17" meta:cell-count="7266" meta:object-count="0"/>
  </office:meta>
</office:document-meta>
</file>